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83.9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71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p() not d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CountToLed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9: no match</text:p>
          </table:table-cell>
          <table:table-cell/>
          <table:table-cell office:value-type="string" calcext:value-type="string">
            <text:p>This is a low power listening version of RadioCountToLeds,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AM_BROADCAST_ADDR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Uni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the recevier node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RssiToSerial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stall this application to one node, connected to the computer.</text:p>
            <text:p>The node will measure the environmental RSSI from the CC2420 and sending those readings over the serial port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Acks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 short, Leds 1&amp;2 should be toggling the majority of the time, until the other receiver</text:p>
            <text:p>stops receiving packets by turning off or moving out of ran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TestPacketLink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est the effectiveness of the PacketLink layer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aseStationC.nc:102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RadioCountToLeds1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5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xThroughput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his application is used more for characterization rather than a test.</text:p>
            <text:p>It measures the maximum radio throughput using the largest message payload size, and does not use low power listenin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</text:p>
            <text:p>with GoldenImage, but it includes the basestation behavior by using the CFLAGS=-DDELUGE_BASESTATION fla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application serves two purposes. First, it contains two test cases for Deluge T2: testing base station functionality and network-wide </text:p>
            <text:p>reprogramming. Second, it is a sample application referenced in the Deluge T2 wiki page to illustrate some of the basics in reprogramming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GoldenImag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 to Null, but it includes Deluge T2. The Makefile includes the</text:p>
            <text:p>DELUGE_LIGHT_BASESTATION flag to allow the nodes to be pinged using tos-delu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deluge/Serial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program blinks and sends a serial message every second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HAL/TestTDA5250Contro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PacketSerializ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WithM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CountToFlas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RadioCountToLeds maintains a 1Hz counter and broadcsts its value repeatedly. A RadioCountToLeds node that hears a counter writes the counter to the flash. </text:p>
            <text:p>After LOG_LENGTH (default = 16) successful receiptions the previously stored counters are read from the flash with a delay of 100ms between each read. </text:p>
            <text:p>The bottom three bits are displayed on the LEDs. This application tests the coexistance between the radio and the flash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TimerC.nc:62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LinkBenc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enchmarkCoreC.nc:63: no match</text:p>
          </table:table-cell>
          <table:table-cell/>
          <table:table-cell office:value-type="string" calcext:value-type="string">
            <text:p>This application's main goal is to provide a universal framework that is able to conduct reproducible tests/benchmarks in order to analyze and measure </text:p>
            <text:p>The radio-communication generated by the applied benchmark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A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ADCC.nc:53: no ma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/mica2/mts3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/msp430/Adc12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sp430Adc12.h: No such file or directo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/msp430/AdcSimpl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/msp430/BlinkMSP43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linkC.nc:10: no ma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9:28:17.46965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7:37:40.654710915</meta:creation-date>
    <dc:date>2019-12-09T21:14:29.747372305</dc:date>
    <meta:editing-duration>PT2H46M28S</meta:editing-duration>
    <meta:editing-cycles>53</meta:editing-cycles>
    <meta:generator>LibreOffice/6.3.3.2.0$Linux_X86_64 LibreOffice_project/30$Build-2</meta:generator>
    <meta:document-statistic meta:table-count="1" meta:cell-count="210" meta:object-count="0"/>
  </office:meta>
</office:document-meta>
</file>